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f3ef" officeooo:paragraph-rsid="0010f3ef"/>
    </style:style>
    <style:style style:name="P2" style:family="paragraph" style:parent-style-name="Standard">
      <style:text-properties officeooo:rsid="0010f3ef" officeooo:paragraph-rsid="00119974"/>
    </style:style>
    <style:style style:name="P3" style:family="paragraph" style:parent-style-name="Standard">
      <style:text-properties officeooo:rsid="00119974" officeooo:paragraph-rsid="00119974"/>
    </style:style>
    <style:style style:name="P4" style:family="paragraph" style:parent-style-name="Standard">
      <style:text-properties officeooo:rsid="001420e3" officeooo:paragraph-rsid="001420e3"/>
    </style:style>
    <style:style style:name="P5" style:family="paragraph" style:parent-style-name="Standard">
      <style:text-properties officeooo:rsid="00148d19" officeooo:paragraph-rsid="00148d19"/>
    </style:style>
    <style:style style:name="P6" style:family="paragraph" style:parent-style-name="Standard">
      <style:text-properties officeooo:rsid="0016f0b8" officeooo:paragraph-rsid="0016f0b8"/>
    </style:style>
    <style:style style:name="P7" style:family="paragraph" style:parent-style-name="Standard">
      <style:text-properties officeooo:rsid="00170bc8" officeooo:paragraph-rsid="00170bc8"/>
    </style:style>
    <style:style style:name="P8" style:family="paragraph" style:parent-style-name="Standard">
      <style:text-properties officeooo:rsid="00173de1" officeooo:paragraph-rsid="00173de1"/>
    </style:style>
    <style:style style:name="P9" style:family="paragraph" style:parent-style-name="Standard">
      <style:text-properties officeooo:rsid="0019082e" officeooo:paragraph-rsid="0019082e"/>
    </style:style>
    <style:style style:name="T1" style:family="text">
      <style:text-properties officeooo:rsid="00119974"/>
    </style:style>
    <style:style style:name="T2" style:family="text">
      <style:text-properties officeooo:rsid="00148d19"/>
    </style:style>
    <style:style style:name="T3" style:family="text">
      <style:text-properties officeooo:rsid="00156480"/>
    </style:style>
    <style:style style:name="T4" style:family="text">
      <style:text-properties officeooo:rsid="0016f0b8"/>
    </style:style>
    <style:style style:name="T5" style:family="text">
      <style:text-properties officeooo:rsid="00170bc8"/>
    </style:style>
    <style:style style:name="T6" style:family="text">
      <style:text-properties officeooo:rsid="0017eb66"/>
    </style:style>
    <style:style style:name="T7" style:family="text">
      <style:text-properties officeooo:rsid="0019082e"/>
    </style:style>
    <style:style style:name="T8" style:family="text">
      <style:text-properties officeooo:rsid="00194b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1 Repaso POO 1. Nicolas Francisco Garilli.</text:p>
      <text:p text:style-name="P1"/>
      <text:p text:style-name="P1">--1. <text:s/>- Evaluación de protocolos de una clase</text:p>
      <text:p text:style-name="P1"/>
      <text:p text:style-name="P1">opcion 2 Smalltalk.</text:p>
      <text:p text:style-name="P1"/>
      <text:p text:style-name="P1">--2. – Delegación</text:p>
      <text:p text:style-name="P1"/>
      <text:p text:style-name="P1">opcion 2 Smalltalk</text:p>
      <text:p text:style-name="P1"/>
      <text:p text:style-name="P1">--3. - Polimorfismo</text:p>
      <text:p text:style-name="P1"/>
      <text:p text:style-name="P1">opcion 4 Smalltalk.</text:p>
      <text:p text:style-name="P1"/>
      <text:p text:style-name="P1">Actividad de lectura #1</text:p>
      <text:p text:style-name="P1"/>
      <text:p text:style-name="P2">--1. ¿Qué significa el acceso directo a las variables? De un ejemplo.</text:p>
      <text:p text:style-name="P2"/>
      <text:p text:style-name="P2"><text:span text:style-name="T1">El acceso directo a las variables es poder trabajar con una variable sin tener la necesidad de preguntarle a el objeto a travez de un mensaje para acceder a la misma. A diferencia del acceso indirecto, en el cual si o si hay que pasar a travez de un mensaje al objeto para poder acceder a dicha variable</text:span></text:p>
      <text:p text:style-name="P3"/>
      <text:p text:style-name="P3"/>
      <text:p text:style-name="P4">EJEMPLO:</text:p>
      <text:p text:style-name="P4">Si tenemos el objeto Pepita y tiene un colaborador interno con la variable energia</text:p>
      <text:p text:style-name="P4">Acceso directo:</text:p>
      <text:p text:style-name="P4">Pepita enegria <text:s/>--- y ya nos daria la variable energia directamente.</text:p>
      <text:p text:style-name="P4"/>
      <text:p text:style-name="P4">Acceso indirecto:</text:p>
      <text:p text:style-name="P4">Pepita.dameTuEnergia <text:s/>--- estariamos pidendole a pepita su energia a travez de un mensaje</text:p>
      <text:p text:style-name="P4"/>
      <text:p text:style-name="P4">--2. ¿Qué significa el acceso indirecto a las variables? De un ejemplo.</text:p>
      <text:p text:style-name="P4"/>
      <text:p text:style-name="P4">El acceso indirecto a las variables, como mencione en el punto anterior, se requiere enviar un mensaje a un objeto para que este nos retorne dicha variable. <text:span text:style-name="T2">Es decir, no puedo consultar directamente una variable, sino que requiero consultar al objeto primero. El ejemplo anterior sirve tambien para este punto.</text:span></text:p>
      <text:p text:style-name="P4"/>
      <text:p text:style-name="P4">--<text:span text:style-name="T2">3. <text:s/>Qué ventajas y desventajas presenta cada estrategia referida a los getters y setters.</text:span></text:p>
      <text:p text:style-name="P4"/>
      <text:p text:style-name="P5">VENTAJAS DEL ACCESO DIRECTO: <text:span text:style-name="T4">El codigo usando acceso directo a las variables es mas limpio y legible debido a que solo es necesario escribir el nombre de la variable para tener acceso a la misma.</text:span></text:p>
      <text:p text:style-name="P5"/>
      <text:p text:style-name="P5">VENTAJAS DEL ACCESO INDIRECTO: <text:span text:style-name="T4">En caso de querer codear con herencia, es recomendable usar el acceso indirecto a las variables teniendo cada mensaje su getter y setter, de esta manera, el codigo es mas escalable a futuro y esta mas abierto a cambios. Ademas, el uso del acceso indirecto a las variables nos aporta cierta privacidad a los objetos, lo cual puede ser util cuando no queres brindar tanta libertad sobre una variable. </text:span></text:p>
      <text:p text:style-name="P5"/>
      <text:p text:style-name="P5"><text:soft-page-break/>DESVENTAJAS DEL ACCESO DIRECTO: <text:span text:style-name="T3">El autor redacta que es frustrante cuando ve la posibilidad de crear una subclase, solo para darse cuenta que debido al uso de un acceso directo a las variables, no es facil realizar los cambios que desea sin tener que cambiar el codigo de la super clase. El autor tambien nos cuenta que al user acceso directo a las variables, los metodos dan por dado que el valor de esa variable es un valor valido, lo cual no siempre es algo bueno a la hora de querer realizar cambios.</text:span></text:p>
      <text:p text:style-name="P5"/>
      <text:p text:style-name="P5">DESVENTAJAS DEL ACCESO INDIRECTO: <text:span text:style-name="T3">La desventaja del acceso indirecto a las variables es que tal vez con una clase que tiene poca cantidad de metodos, al agregar los getters y setters, vas a tener el doble de mensajes que talvez jamas nesecites usar. Ademas, al utilizar acceso indirecto a las variables, perdes la simplicidad y legibilidad debido a que cada vez que quieras acceder a una variable vas a tener que utilizar “self” para mandar un mensaje al objeto.</text:span></text:p>
      <text:p text:style-name="P5"/>
      <text:p text:style-name="P5">Actividad de lectura #2</text:p>
      <text:p text:style-name="P5"/>
      <text:p text:style-name="P5">¿<text:span text:style-name="T4">En</text:span> qué situación es conveniente utilizar el "Creation Parameter Method"?</text:p>
      <text:p text:style-name="P5"/>
      <text:p text:style-name="P6">El “Creation Parameter Method” es conveniente utilizarlo cuando queremos instanciar un objeto con ciertos atributos y <text:s/>queremos que dichos atributos tengan valores (Pasados por parametro) ya definidos a la hora de instanciarlos, en cambio, si no utilizaramos el “Creation Parameter Method” ocurriria que al momento de instanciar un objeto <text:span text:style-name="T5">tendria variables sin valores, y eso no tendria sentido dependiendo de nuestro dominio.</text:span></text:p>
      <text:p text:style-name="P7">EJEMPLO:</text:p>
      <text:p text:style-name="P7">A la hora de instanciar una persona, se podria instanciar sin Nombre, en cambio, utilizando “C.P.M”, nos aseguramos de que siempre tenga un Nombre instanciado por parametro.</text:p>
      <text:p text:style-name="P7"/>
      <text:p text:style-name="P7">Actividad de lectura #3</text:p>
      <text:p text:style-name="P7"/>
      <text:p text:style-name="P7">¿Cómo se debe proporcionar acceso a variables que referencian a una colección?</text:p>
      <text:p text:style-name="P7"/>
      <text:p text:style-name="P8">El acceso a las variables que referencian una coleccion debe de ser proporcionado utilizando Acceso Indirecto a las Variables. De esta manera, el acceso que le brindas al cliente para trabajar sobre una coleccion es limitado y unicamente puede trabajar en base a su protocolo. Esto puede ser mas extenso que brindarle todo el acceso al cliente, debido a que requiere utilizar mas metodos para generar esta proteccion para acceder a la coleccion. Sin embargo, si le dieramos libre acceso al cliente para poder trabajar sobre la coleccion, sin ninguna restriccion, el mismo podria modificar <text:span text:style-name="T6">la implementacion y asi romper el codigo. En caso de que el cliente quiera tener acceso a una coleccion, la mejor forma de brindarselo, es implementando un metodo que ejecute un “aBlock”, nombrando un metodo concatenandolo con el nombre de una collecion y “Do:”.</text:span></text:p>
      <text:p text:style-name="P8"/>
      <text:p text:style-name="P8">Actividad de lectura #4</text:p>
      <text:p text:style-name="P8"/>
      <text:p text:style-name="P8">¿<text:span text:style-name="T7">P</text:span>or qué son necesarios dos métodos para asignar el estado a una propiedad booleana?</text:p>
      <text:p text:style-name="P8"/>
      <text:p text:style-name="P9">Es necesario crear dos metodos, uno para cada estado de la propiedad booleana, debido a que de esta manera se mejora la comunicacion del codigo resultante. <text:span text:style-name="T8">De esta manera, tenemos mas libertad para, como por ejemplo, poder elegir si queremos que el cliente pueda saber <text:s/>el estado del booleano o no, o que simplemente el cliente pueda cambiar el estado del booleano sin importarle en que estado se encuentra actualmente.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6:41:31.697911143</meta:creation-date>
    <dc:date>2020-09-02T20:50:49.956720756</dc:date>
    <meta:editing-duration>PT16S</meta:editing-duration>
    <meta:editing-cycles>1</meta:editing-cycles>
    <meta:document-statistic meta:table-count="0" meta:image-count="0" meta:object-count="0" meta:page-count="2" meta:paragraph-count="34" meta:word-count="856" meta:character-count="5100" meta:non-whitespace-character-count="4276"/>
    <meta:generator>LibreOffice/6.0.7.3$Linux_X86_64 LibreOffice_project/00m0$Build-3</meta:generator>
  </office:meta>
</office:document-meta>
</file>